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2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2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984" calcext:value-type="float">
            <text:p>66.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0016" calcext:value-type="float">
            <text:p>65.6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5128" calcext:value-type="float">
            <text:p>66.1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6672" calcext:value-type="float">
            <text:p>66.3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6568" calcext:value-type="float">
            <text:p>66.2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7048" calcext:value-type="float">
            <text:p>66.2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4856" calcext:value-type="float">
            <text:p>66.2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3144" calcext:value-type="float">
            <text:p>66.3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948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4" meta:object-count="0"/>
    <meta:user-defined meta:name="AppVersion">3.0</meta:user-defined>
  </office:meta>
</office:document-meta>
</file>